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Laboratorinis darbas nr. 2</text:p>
          </draw:text-box>
        </draw:frame>
        <draw:frame presentation:style-name="pr2" draw:layer="layout" svg:width="25.2cm" svg:height="12.179cm" svg:x="1.4cm" svg:y="5cm" presentation:class="subtitle">
          <draw:text-box>
            <text:p>Cezario šifru paremta kliento-serverio komunikacija</text:p>
          </draw:text-box>
        </draw:frame>
        <draw:frame draw:style-name="gr1" draw:layer="layout" svg:width="25cm" svg:height="0.962cm" svg:x="1.6cm" svg:y="17.8cm">
          <draw:text-box>
            <text:p>Paulius Šukys, IFC-1, 2015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eikimo princip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ezario šifras yra paprastas keičiamasis šifras, kur kiekviena raidė perstumiama per tam tikrą kiekį raidžių.</text:p>
              </text:list-item>
            </text:list>
            <text:p/>
            <text:p xml:id="id1" text:id="id1" text:style-name="P1"><text:span text:style-name="T1">LABAS</text:span></text:p>
            <text:p xml:id="id2" text:id="id2" text:style-name="P1">MBCBT</text:p>
            <text:p xml:id="id3" text:id="id3" text:style-name="P1">NCDCU</text:p>
            <text:p xml:id="id4" text:id="id4" text:style-name="P1"><text:span text:style-name="T1">ODED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Veikimo principas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5" text:id="id5">Vienai sesijai, sukuriamas bendras raktas</text:p>
              </text:list-item>
              <text:list-item>
                <text:p xml:id="id6" text:id="id6">Klientinėje sistemoje užšifruojamas tekstas</text:p>
              </text:list-item>
              <text:list-item>
                <text:p xml:id="id7" text:id="id7">Serverinėje atšifruojamas, pritaikomas ir atsakas vėl užšifruojamas</text:p>
              </text:list-item>
              <text:list-item>
                <text:p xml:id="id8" text:id="id8">Sesija baigiasi – raktas nebeakty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emo</text:p>
          </draw:text-box>
        </draw:frame>
        <draw:frame presentation:style-name="pr5" draw:text-style-name="P1" draw:layer="layout" svg:width="25.2cm" svg:height="12.179cm" svg:x="1.4cm" svg:y="5cm" presentation:class="outline" presentation:user-transformed="true">
          <draw:text-box>
            <text:p text:style-name="P1"/>
            <text:p text:style-name="P1"/>
            <text:p text:style-name="P1"/>
            <text:p text:style-name="P1">Pabandykime <text:span text:style-name="T2">nulauž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pribojima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9" text:id="id9">Prisijungimo sistema nesaugi</text:p>
              </text:list-item>
              <text:list-item>
                <text:p xml:id="id10" text:id="id10">Šifras rakto variacija labai maž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Privaluma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11" text:id="id11">Greitas</text:p>
              </text:list-item>
              <text:list-item>
                <text:p xml:id="id12" text:id="id12"><text:span text:style-name="T2">Links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Pabaiga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"/>
            <text:p text:style-name="P1"/>
            <text:p text:style-name="P1"/>
            <text:p text:style-name="P1">Ačiū už dėmesį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us Šukys</meta:initial-creator>
    <meta:creation-date>2015-04-19T19:26:23.884718105</meta:creation-date>
    <dc:date>2015-04-19T19:40:09.662756226</dc:date>
    <dc:creator>Paulius Šukys</dc:creator>
    <meta:editing-duration>PT13M46S</meta:editing-duration>
    <meta:editing-cycles>3</meta:editing-cycles>
    <meta:generator>LibreOffice/4.3.3.2$Linux_X86_64 LibreOffice_project/430m0$Build-2</meta:generator>
    <meta:document-statistic meta:object-count="62"/>
  </office:meta>
</office:document-meta>
</file>